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MU Se" svg:font-family="'CMU Se'"/>
    <style:font-face style:name="CMU Serif" svg:font-family="'CMU Serif'" style:font-family-generic="roman"/>
    <style:font-face style:name="CMU Sans Serif" svg:font-family="'CMU Sans Serif'" style:font-family-generic="swiss"/>
    <style:font-face style:name="Droid Sans Devanagari1" svg:font-family="'Droid Sans Devanagari'" style:font-family-generic="swiss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MU Se" svg:font-family="'CMU Se'"/>
    <style:font-face style:name="CMU Serif" svg:font-family="'CMU Serif'" style:font-family-generic="roman"/>
    <style:font-face style:name="CMU Sans Serif" svg:font-family="'CMU Sans Serif'" style:font-family-generic="swiss"/>
    <style:font-face style:name="Droid Sans Devanagari1" svg:font-family="'Droid Sans Devanagari'" style:font-family-generic="swiss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MU Serif" fo:font-size="12pt" fo:language="de" fo:country="DE" style:letter-kerning="true" style:font-name-asian="Noto Sans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CMU Serif" fo:font-size="12pt" fo:language="de" fo:country="DE" style:letter-kerning="true" style:font-name-asian="Noto Sans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CMU Sans Serif" fo:font-family="'CMU Sans Serif'" style:font-family-generic="swiss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CMU Se" fo:font-family="'CMU Se'"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CMU Se" fo:font-family="'CMU Se'"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MU Se" fo:font-family="'CMU Se'" style:font-size-asian="12pt" style:font-name-complex="Droid Sans Devanagari1" style:font-family-complex="'Droid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rtin Häuer</meta:initial-creator>
    <meta:creation-date>2021-10-14T18:08:36.852140822</meta:creation-date>
    <dc:date>2021-10-14T18:08:55.778876062</dc:date>
    <dc:creator>Martin Häuer</dc:creator>
    <meta:editing-duration>PT19S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  <meta:generator>LibreOffice/7.1.6.2.0$Linux_X86_64 LibreOffice_project/10$Build-2</meta:generator>
  </office:meta>
</office:document-meta>
</file>